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normal" fo:font-family="'Copperplate Gothic Bold'" style:font-family-asian="'Copperplate Gothic Bold'" style:font-family-complex="'Copperplate Gothic Bold'"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bold"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right" fo:margin-bottom="10.00pt"/>
    </style:style>
    <style:style style:name="P3" style:family="paragraph">
      <style:paragraph-properties fo:line-height="115.00%" fo:text-align="left" fo:margin-bottom="10.00p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15.00%" fo:text-align="left" fo:margin-left="-18.00pt" fo:text-indent="18.00pt" fo:margin-bottom="10.00pt"/>
    </style:style>
    <style:style style:name="P5" style:family="paragraph">
      <style:paragraph-properties fo:line-height="115.00%" fo:text-align="left" fo:margin-bottom="10.00pt"/>
    </style:style>
    <style:style style:name="P6" style:family="paragraph">
      <style:paragraph-properties fo:line-height="115.00%" fo:text-align="center" fo:margin-bottom="10.00pt"/>
    </style:style>
    <style:style style:name="P7" style:family="paragraph">
      <style:paragraph-properties fo:line-height="115.00%" fo:text-align="left" fo:margin-bottom="10.00pt"/>
    </style:style>
    <style:style style:name="P8" style:family="paragraph">
      <style:paragraph-properties fo:line-height="115.00%" fo:text-align="center" fo:margin-bottom="10.00pt"/>
    </style:style>
    <style:style style:name="P9" style:family="paragraph">
      <style:paragraph-properties fo:line-height="115.00%" fo:text-align="left" fo:margin-bottom="10.00p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15.00%" fo:text-align="left" fo:margin-left="-18.00pt" fo:text-indent="18.00pt" fo:margin-bottom="10.00pt"/>
    </style:style>
    <style:style style:name="P11" style:family="paragraph">
      <style:paragraph-properties fo:line-height="115.00%" fo:text-align="left" fo:margin-bottom="10.00p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15.00%" fo:text-align="left" fo:margin-left="-18.00pt" fo:text-indent="18.00pt" fo:margin-bottom="10.00pt"/>
    </style:style>
    <style:style style:name="P13" style:family="paragraph">
      <style:paragraph-properties fo:line-height="115.00%" fo:text-align="left" fo:margin-bottom="10.00pt"/>
    </style:style>
  </office:automatic-styles>
  <office:body>
    <office:text>
      <text:p text:style-name="P1"><text:span text:style-name="T1">Relazione Progetto Tecnologie Web</text:span></text:p>
      <text:p text:style-name="P1"><text:span text:style-name="T1">A.A. 2009-2010</text:span></text:p>
      <text:p text:style-name="P2"><text:span text:style-name="T2">A Cura di:</text:span></text:p>
      <text:p text:style-name="P2"><text:span text:style-name="T3">Daniele Lovato 578396</text:span></text:p>
      <text:p text:style-name="P2"><text:span text:style-name="T3">Simone Daminato 574545</text:span></text:p>
      <text:p text:style-name="P2"><text:span text:style-name="T3">Francesco Nwokeka 582813</text:span></text:p>
      <text:p text:style-name="P2"><text:span text:style-name="T3">Alessandro Capogna</text:span></text:p>
      <text:p text:style-name="P3"><text:span text:style-name="T4"/></text:p>
      <text:p text:style-name="P3"><text:span text:style-name="T4"/></text:p>
      <text:p text:style-name="P3"><text:span text:style-name="T4"/></text:p>
      <text:p text:style-name="P3"><text:span text:style-name="T4"/></text:p>
      <text:p text:style-name="P3"><text:span text:style-name="T5">2Steps2Hell Website – Comunità di gioco Online</text:span></text:p>
      <text:p text:style-name="P3"><text:span text:style-name="T5">La seguente relazione illustra in modo esauriente e dettagliato le fasi di analisi e progettazione del sito 2steps2hell, sito di una comunità di gioco online.</text:span></text:p>
      <text:p text:style-name="P3"><text:span text:style-name="T5">Per prima cosa il sito è stato progettato per essere uno strumento dove reperire news, informazioni e contatti, non ha nulla a che fare con chat, o connessioni tra utenti, non era questo lo scopo.</text:span></text:p>
      <text:p text:style-name="P3"><text:span text:style-name="T5">Ogni utente che visita il sito può essere un membro(membro amministratore), una recluta(membro non amministratore),un ospite che vuole diventare una recluta,un membro di un clan avversario, oppure semplicemente un visitatore di passaggio.Per realizzare il sito abbiamo tenuto conto di tutti questi cinque tipi di possibili visitatori e quindi abbiamo realizzato il sito per rendere le informazioni reperibili ad ognuno. Un membro visiterà<text:s text:c="2"/>principalmente il sito per inserire news, risultati delle partite o date importanti del torneo, perciò il suo obbiettivo sarà l’inserimento di notizie dalla pagina appositamente creata. Una recluta invece deve poter leggere le notizie, tenersi aggiornato sulle date del torneo, perciò la home con le news aggiornate ad ogni inserimento sarà la sua meta. Gli ospiti invece saranno alla ricerca di contatti, oppure di conoscere il clan prima di entrare a farne parte.<text:s text:c="2"/>I membri di clan avversari vorranno principalmente studiare i membri del clan in questione, in previsione di incontri futuri, ed ecco che la pagina clan(senza troppo svelare le tattiche di gioco) soddisfa le loro richieste. Infine un visitatore casuale vuole solo vedere di che cosa tratta il sito, cosa significa urban terror e comunità di gioco online, può visitare la pagina con le informazioni del gioco.</text:span></text:p>
      <text:p text:style-name="P3"><text:span text:style-name="T5">Il reperimento di informazioni appena descritto è stato reso semplice da un menù navigazione basilare che permette l’accesso alle varie pagine del sito che riportano uno solo degli argomenti elencati. Perciò ogni categoria di utente non dovrà percorrere tutto il sito, ma cercare solo la pagina a lui più adatta con un semplice click sul menù.</text:span></text:p>
      <text:p text:style-name="P3"><text:span text:style-name="T5">Le categorie di utenti elencate possono aver accesso al sito da qualunque browser(Firefox, Chrome,Explorer,Opera), e da qualsiasi dispositivo(pc a qualunque risoluzione, dispostivi portatili). Inoltre, difficilmente il sito sarà visitato da utenti con problemi di daltonismo, ma per renderlo comunque accessibile anche a questa categoria di utenti il sito è stato realizzato anche in versione “daltonizzata”.</text:span></text:p>
      <text:p text:style-name="P3"><text:span text:style-name="T6"/></text:p>
      <text:p text:style-name="P3"><text:span text:style-name="T7">Passiamo alla descrizione di ogni singola pagina del sito:</text:span></text:p>
      <text:p text:style-name="P3"><text:span text:style-name="T8">Home</text:span></text:p>
      <text:p text:style-name="P3"><text:span text:style-name="T9">Rappresenta la home del sito, in cui vengono visualizzate le info più importanti, contatti, e orari riguardanti il clan.</text:span></text:p>
      <text:p text:style-name="P3"><text:span text:style-name="T10">Il Gioco</text:span></text:p>
      <text:p text:style-name="P3"><text:span text:style-name="T11">Pagina che descrive il gioco Urban terror con tutte le informazioni più importanti riguardanti la storia, sviluppatori,armi del gioco e modalità di gioco , insomma tutto quello che serve per conoscere di che tipo di gioco si tratta.</text:span></text:p>
      <text:p text:style-name="P3"><text:span text:style-name="T12">Clan</text:span></text:p>
      <text:p text:style-name="P3"><text:span text:style-name="T13">La pagina che descrive i membri del clan, dai veterani alle reclute, con foto e descrizione relativa alle capacità del membro e il ruolo che ricopre nella squadra.</text:span></text:p>
      <text:p text:style-name="P3"><text:span text:style-name="T14">News</text:span></text:p>
      <text:p text:style-name="P3"><text:span text:style-name="T15">Questa pagina contiene le new inserite dagli utenti loggati. Chiunque clicchi su questa pagina potrà visualizzare le news, dalla più recente alla meno recente.</text:span></text:p>
      <text:p text:style-name="P3"><text:span text:style-name="T16">Gestisci Notizie</text:span><text:span text:style-name="T17"/></text:p>
      <text:p text:style-name="P3"><text:span text:style-name="T17">Pagina ad uso esclusivo dei membri, richiede login. Una volta effettuato permette l'inserimento, modifica o cancellazione delle news.</text:span></text:p>
      <text:p text:style-name="P3"><text:span text:style-name="T18">Layout e Css</text:span></text:p>
      <text:p text:style-name="P3"><text:span text:style-name="T18">Il layout di ogni pagina del nostro sito è composto da un header, un menù navigazione e un contenuto che formano due colonne affiancate, e poi un piepagina.</text:span></text:p>
      <text:p text:style-name="P3"><text:span text:style-name="T18">L’header è abbastanza complesso, questo perché abbiamo voluto creare un header con un forte impatto visivo<text:s text:c="2"/>e che fosse elastico al tempo stesso. E’ composto da un contenitore<text:s text:c="2"/>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 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span></text:p>
      <text:p text:style-name="P3"><text:span text:style-name="T18">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text:s text:c="2"/>contenitore che presenta un link, collegato ad uno script javascript che serve per cambiare foglio di stile, in base alla visualizzazione che si vuole avere(daltonica o no).</text:span></text:p>
      <text:p text:style-name="P3"><text:span text:style-name="T18">Sotto al contenitore posizione, nella parte sinistra della pagina si trova il menù navigazione. Il menù navigazione è composto da un contenitore principale “nav” che al suo interno contiene 5 span<text:s text:c="2"/>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span></text:p>
      <text:p text:style-name="P3"><text:span text:style-name="T18">Affiancato al menù navigazione sta un altro contenitore chiamato content, che presenta il contenuto principale della pagina. All’interno del content sono stati utilizzati altri div, delle liste ordinate ul, li, i paragrafi p, e i fieldstet per delimitare l’area del div.</text:span></text:p>
      <text:p text:style-name="P3"><text:span text:style-name="T18">Infine sotto a tutti gli altri div si trova il div piepagina, che visualizza le icone del W3C che indica che il sito ha superato il test di validità rispetto alla specifica XML Strict e CSS, e poi del testo che indica l’ultima data di modifica del sito.</text:span></text:p>
      <text:p text:style-name="P3"><text:span text:style-name="T18">Project.css</text:span></text:p>
      <text:p text:style-name="P3"><text:span text:style-name="T18">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span></text:p>
      <text:list text:style-name="L4">
        <text:list-item>
          <text:p text:style-name="P4"><text:span text:style-name="T18">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span></text:p>
        </text:list-item>
        <text:list-item>
          <text:p text:style-name="P4"><text:span text:style-name="T18">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span></text:p>
        </text:list-item>
        <text:list-item>
          <text:p text:style-name="P4"><text:span text:style-name="T18">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text:s text:c="2"/>Il testo è identato di circa 10px da sinistra, e viene impostata un’immagine di sfondo per rendere l’idea del bottone. Abbiamo implementato che al passaggio su un button, l’immagine di sfondo cambiasse, mantenendo per il resto le stesse impostazioni di un bottone non selezionato.</text:span></text:p>
        </text:list-item>
        <text:list-item>
          <text:p text:style-name="P4"><text:span text:style-name="T18">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span></text:p>
        </text:list-item>
        <text:list-item>
          <text:p text:style-name="P4"><text:span text:style-name="T18">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text:s text:c="2"/>combacia con quella di content e il testo visualizzato sempre nel centro del div.All’interno di content inoltre ad ogni div è stato impostato un pudding di 3em di modo che i div siano distanziati l’uno dall’altro.</text:span></text:p>
        </text:list-item>
        <text:list-item>
          <text:p text:style-name="P4"><text:span text:style-name="T18">Infine il div piepagina è impostato con un pudding minino di 0.2em, allineamento del testo a sinistra e il colore del testo sempre di bianco. La proprietà clear è impostata su both in modo che il div stia al di sotto di tutti gli altri.</text:span></text:p>
        </text:list-item>
      </text:list>
      <text:p text:style-name="P5"><text:span text:style-name="T18">Ecco una visualizzazione della pagina standard, in larghezza standard e minima:</text:span></text:p>
      <text:p text:style-name="P5"><text:span text:style-name="T18">Standard(1366x768)</text:span></text:p>
      <text:p text:style-name="P6"><draw:frame text:anchor-type="as-char" svg:width="169.86mm" svg:height="90.75mm" style:rel-width="scale" style:rel-height="scale"><draw:object-ole xlink:href="OleObj1"/><draw:image xlink:href="ObjectReplacements/OleObj1"/></draw:frame><text:span text:style-name="T19"/></text:p>
      <text:p text:style-name="P7"><text:span text:style-name="T19"/></text:p>
      <text:p text:style-name="P7"><text:span text:style-name="T20">Minima:</text:span></text:p>
      <text:p text:style-name="P8"><draw:frame text:anchor-type="as-char" svg:width="100.81mm" svg:height="87.84mm" style:rel-width="scale" style:rel-height="scale"><draw:object-ole xlink:href="OleObj2"/><draw:image xlink:href="ObjectReplacements/OleObj2"/></draw:frame><text:span text:style-name="T21"/></text:p>
      <text:p text:style-name="P9"><text:span text:style-name="T22">daltonized.css</text:span></text:p>
      <text:p text:style-name="P9"><text:span text:style-name="T22">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span></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3"/></text:p>
      <text:p text:style-name="P9"><text:span text:style-name="T24">Esempio di pagina daltonizzata:</text:span></text:p>
      <text:p text:style-name="P9"><draw:frame text:anchor-type="as-char" svg:width="169.86mm" svg:height="90.49mm" style:rel-width="scale" style:rel-height="scale"><draw:object-ole xlink:href="OleObj3"/><draw:image xlink:href="ObjectReplacements/OleObj3"/></draw:frame><text:span text:style-name="T25"/></text:p>
      <text:p text:style-name="P9"><text:span text:style-name="T26">print.css</text:span></text:p>
      <text:p text:style-name="P9"><text:span text:style-name="T26">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span></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8">Anteprima di stampa:</text:span></text:p>
      <text:p text:style-name="P9"><draw:frame text:anchor-type="as-char" svg:width="169.86mm" svg:height="163.51mm" style:rel-width="scale" style:rel-height="scale"><draw:object-ole xlink:href="OleObj4"/><draw:image xlink:href="ObjectReplacements/OleObj4"/></draw:frame><text:span text:style-name="T29"/></text:p>
      <text:p text:style-name="P9"><text:span text:style-name="T30">handheld.css</text:span></text:p>
      <text:p text:style-name="P9"><text:span text:style-name="T30">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span></text:p>
      <text:p text:style-name="P9"><text:span text:style-name="T30">Esempio di visualizzazione su cellulare:</text:span></text:p>
      <text:p text:style-name="P9"><draw:frame text:anchor-type="as-char" svg:width="169.86mm" svg:height="115.89mm" style:rel-width="scale" style:rel-height="scale"><draw:object-ole xlink:href="OleObj5"/><draw:image xlink:href="ObjectReplacements/OleObj5"/></draw:frame><text:span text:style-name="T31"/></text:p>
      <text:p text:style-name="P9"><text:span text:style-name="T32">Accorgimenti sull’accessibilità</text:span></text:p>
      <text:p text:style-name="P9"><text:span text:style-name="T32">Questa sezione è una breve descrizione degli accorgimenti che abbiamo fatto per rendere il sito accessibile ad un pubblico vasto. </text:span></text:p>
      <text:list text:style-name="L10">
        <text:list-item>
          <text:p text:style-name="P10"><text:span text:style-name="T32">Ogni link è visualizzato dal colore che lo contraddistingue in qualunque sito web, ossia blu sottolineato. Solo in un caso abbiamo modificato il blu in giallo, per rendere il contrasto con lo sfondo più evidente.</text:span></text:p>
        </text:list-item>
        <text:list-item>
          <text:p text:style-name="P10"><text:span text:style-name="T32">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span></text:p>
        </text:list-item>
        <text:list-item>
          <text:p text:style-name="P10"><text:span text:style-name="T32">Oltre alle accesskey sono presenti i tabindex, che danno un’ordine agli elementi selezionati col premere del tasto tab. Abbiamo pensato che in quelle pagine in cui vi fossero dei piccoli menù scorciatoia(usati<text:s text:c="2"/>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Nonostante questo però abbiamo preferito riservare la prima posizione del tabindex al<text:s text:c="2"/>link per il cambio di visualizzazione, qualora un utente con disabilità incapace di visualizzare correttamente la pagina debba prima cambiarne la visualizzazione e poi visualizzarne il contenuto.</text:span></text:p>
        </text:list-item>
        <text:list-item>
          <text:p text:style-name="P10"><text:span text:style-name="T32">Ogni immagine presenta un attributo alt, che ha lo scopo qualora l’immagine non venisse caricata, di visualizzare una breve riga di testo fornendo informazioni riguardo ad essa. L’assenza delle immagini non comporta stravolgimento del layout, che resta comunque ordinato.</text:span></text:p>
        </text:list-item>
        <text:list-item>
          <text:p text:style-name="P10"><text:span text:style-name="T32">Sono stati inseriti i metatag necessari per la corretta visualizzazione della pagina in una buona posizione nei risultati di ricerca di un motore di ricerca. Questi metatag sono:<text:s text:c="2"/>description, breve descrizione della pagina in questione;<text:s text:c="2"/>keywords, ossia le parole chiave con cui è più semplice che il motore di ricerca identifichi la nostra pagina come target di ricerca; author, gli autori della pagina; language, linguaggio adottato all’interno della pagina.</text:span></text:p>
        </text:list-item>
        <text:list-item>
          <text:p text:style-name="P10"><text:span text:style-name="T32">Per quanto riguarda il testo, ogni parola in lingua diversa dall’italiano(inglese) è stata appropriatamente indicata con lo span xml:lang=”en” che permette agli screen reader di riconoscere la parola e di “leggerla” correttamente in lingua inglese.</text:span></text:p>
        </text:list-item>
        <text:list-item>
          <text:p text:style-name="P10"><text:span text:style-name="T32">Non sono state utilizzate tabelle, che sono difficilmente accessibili, non essendo necessaria la loro presenza per il nostro sito.</text:span></text:p>
        </text:list-item>
      </text:list>
      <text:p text:style-name="P11"><text:span text:style-name="T32">Javascript</text:span></text:p>
      <text:p text:style-name="P11"><text:span text:style-name="T32">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span></text:p>
      <text:list text:style-name="L12">
        <text:list-item>
          <text:p text:style-name="P12"><text:span text:style-name="T32"><text:s/>LeggiCookie()<text:s text:c="2"/>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text:s text:c="2"/>viene sostituito un nuovo indirizzo dove è presente il foglio di stile adatto, ossia daltonized.css.</text:span></text:p>
        </text:list-item>
        <text:list-item>
          <text:p text:style-name="P12"><text:span text:style-name="T32">Daltonizza()<text:s text:c="2"/>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text:s text:c="2"/>il foglio di stile project.css;<text:s text:c="2"/>se invece il cookie contiene il valore “nonDalt” oppure il cookie non era neppure stato settato, allora viene creato il cookie con valore “dalt” e viene caricato all’elemento layout il foglio di stile daltonized.css. </text:span></text:p>
        </text:list-item>
      </text:list>
      <text:p text:style-name="P13"><text:span text:style-name="T32">Esiste anche una sorta di copia di provaScript, che è prova Script-cgi.js<text:s text:c="2"/>che è lo script che invoca la pagina di gestione notizie che si trova in una directory diversa e quindi ha bisogno di indirizzi diversi per andare a prendere i file css e sostituirli nel documento.</text:span></text:p>
      <text:p text:style-name="P13"><text:span text:style-name="T33">File XML</text:span></text:p>
      <text:p text:style-name="P13"><text:span text:style-name="T34"/></text:p>
      <text:p text:style-name="P13"><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